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font-size="10pt" style:font-size-asian="8.75pt" style:font-size-complex="10pt"/>
    </style:style>
    <style:style style:name="P2" style:family="paragraph" style:parent-style-name="Standard">
      <style:paragraph-properties style:writing-mode="lr-tb"/>
      <style:text-properties fo:font-size="2pt" style:font-size-asian="1.75pt" style:font-size-complex="2pt"/>
    </style:style>
    <style:style style:name="P3" style:family="paragraph" style:parent-style-name="Standard"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54.75pt"/>
    </style:style>
    <style:style style:name="T3" style:family="text">
      <style:text-properties style:font-name="sans-serif" fo:font-size="30pt"/>
    </style:style>
    <style:style style:name="T4" style:family="text">
      <style:text-properties style:font-name="sans-serif" fo:font-size="30pt" style:font-size-asian="8.75pt" style:font-size-complex="10pt"/>
    </style:style>
    <style:style style:name="T5" style:family="text">
      <style:text-properties style:font-name="sans-serif" fo:font-size="34.5pt"/>
    </style:style>
    <style:style style:name="T6" style:family="text">
      <style:text-properties style:font-name="sans-serif" fo:font-size="19.5pt"/>
    </style:style>
    <style:style style:name="T7" style:family="text">
      <style:text-properties style:font-name="sans-serif" fo:font-size="30.75pt"/>
    </style:style>
    <style:style style:name="T8" style:family="text">
      <style:text-properties style:font-name="sans-serif" fo:font-size="30.75pt" style:font-size-asian="8.75pt" style:font-size-complex="10pt"/>
    </style:style>
    <style:style style:name="T9" style:family="text">
      <style:text-properties style:font-name="sans-serif" fo:font-size="10pt" style:font-size-asian="10pt" style:font-size-complex="10pt"/>
    </style:style>
    <style:style style:name="T10" style:family="text">
      <style:text-properties style:font-name="sans-serif" officeooo:rsid="000f9269"/>
    </style:style>
    <style:style style:name="T11" style:family="text">
      <style:text-properties style:font-name="sans-serif" fo:font-weight="bold" style:font-weight-asian="bold" style:font-weight-complex="bold"/>
    </style:style>
    <style:style style:name="T12" style:family="text">
      <style:text-properties style:font-name="sans-serif" style:text-underline-style="solid" style:text-underline-width="auto" style:text-underline-color="font-color"/>
    </style:style>
    <style:style style:name="T13" style:family="text">
      <style:text-properties style:font-name="sans-serif" style:text-underline-style="solid" style:text-underline-width="auto" style:text-underline-color="font-color" officeooo:rsid="000f9269"/>
    </style:style>
    <style:style style:name="T14" style:family="text">
      <style:text-properties fo:font-size="10pt" style:font-size-asian="8.75pt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c9211e" loext:opacity="100%"/>
    </style:style>
    <style:style style:name="T17" style:family="text">
      <style:text-properties fo:color="#729fcf" loext:opacity="100%"/>
    </style:style>
    <style:style style:name="T18" style:family="text">
      <style:text-properties fo:color="#729fcf" loext:opacity="100%" officeooo:rsid="000f9269"/>
    </style:style>
    <style:style style:name="T19" style:family="text">
      <style:text-properties fo:color="#729fcf" loext:opacity="100%" style:font-name="sans-serif"/>
    </style:style>
    <style:style style:name="T20" style:family="text">
      <style:text-properties fo:color="#729fcf" loext:opacity="100%" style:font-name="sans-serif" style:text-underline-style="solid" style:text-underline-width="auto" style:text-underline-color="font-color"/>
    </style:style>
    <style:style style:name="T21" style:family="text">
      <style:text-properties fo:color="#729fcf" loext:opacity="100%" style:font-name="sans-serif" style:text-underline-style="solid" style:text-underline-width="auto" style:text-underline-color="font-color" officeooo:rsid="000f9269"/>
    </style:style>
    <style:style style:name="T22" style:family="text">
      <style:text-properties fo:color="#729fcf" loext:opacity="100%" fo:font-weight="bold" officeooo:rsid="000f9269" style:font-weight-asian="bold" style:font-weight-complex="bold"/>
    </style:style>
    <style:style style:name="T23" style:family="text">
      <style:text-properties officeooo:rsid="000f9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2">Informatica</text:span><text:line-break/> <text:s text:c="52"/><text:span text:style-name="T9">Origem:</text:span><text:bookmark text:name="page44R_mcid12"/><text:span text:style-name="T15"> </text:span><text:span text:style-name="T9">Wikipédia,</text:span><text:bookmark text:name="page44R_mcid13"/><text:span text:style-name="T15"> </text:span><text:span text:style-name="T9">a</text:span><text:bookmark text:name="page44R_mcid14"/><text:span text:style-name="T15"> </text:span><text:span text:style-name="T9">enciclopédia</text:span><text:bookmark text:name="page44R_mcid15"/><text:span text:style-name="T15"> </text:span><text:span text:style-name="T9">livre.</text:span><text:bookmark text:name="page44R_mcid16"/><text:line-break/><text:span text:style-name="T11">Informática</text:span><text:bookmark text:name="page44R_mcid17"/> <text:span text:style-name="T1">é</text:span><text:bookmark text:name="page44R_mcid18"/> <text:span text:style-name="T1">um termo usado para</text:span><text:bookmark text:name="page44R_mcid19"/> <text:span text:style-name="T1">descrever</text:span><text:bookmark text:name="page44R_mcid20"/> <text:span text:style-name="T1">o</text:span><text:bookmark text:name="page44R_mcid21"/> <text:span text:style-name="T1">conjunto</text:span><text:bookmark text:name="page44R_mcid22"/> <text:span text:style-name="T1">das</text:span><text:bookmark text:name="page44R_mcid23"/> <text:span text:style-name="T21">ciências </text:span><text:span text:style-name="T1">relacionadas</text:span><text:bookmark text:name="page44R_mcid24"/><text:line-break/><text:span text:style-name="T1">ao </text:span><text:span text:style-name="T20">armazenamento</text:span><text:span text:style-name="T1">, transmissão</text:span><text:bookmark text:name="page44R_mcid25"/> <text:span text:style-name="T1">e</text:span><text:bookmark text:name="page44R_mcid26"/> <text:span text:style-name="T1">processamento</text:span><text:bookmark text:name="page44R_mcid27"/> <text:span text:style-name="T1">de</text:span><text:bookmark text:name="page44R_mcid28"/> <text:span text:style-name="T1">informações</text:span><text:bookmark text:name="page44R_mcid29"/> <text:span text:style-name="T1">em meios</text:span><text:bookmark text:name="page44R_mcid30"/><text:line-break/><text:span text:style-name="T20">digitais</text:span><text:span text:style-name="T1">,</text:span><text:bookmark text:name="page44R_mcid31"/> <text:span text:style-name="T1">estando</text:span><text:bookmark text:name="page44R_mcid32"/> <text:span text:style-name="T1">incluídas neste grupo:</text:span><text:bookmark text:name="page44R_mcid33"/> <text:span text:style-name="T1">a</text:span><text:bookmark text:name="page44R_mcid34"/> <text:span text:style-name="T20">ciência</text:span><text:bookmark text:name="page44R_mcid35"/><text:span text:style-name="T17"> </text:span><text:span text:style-name="T20">da</text:span><text:bookmark text:name="page44R_mcid36"/><text:span text:style-name="T17"> </text:span><text:span text:style-name="T20">computação</text:span><text:span text:style-name="T1">,</text:span><text:bookmark text:name="page44R_mcid37"/> <text:span text:style-name="T1">a</text:span><text:bookmark text:name="page44R_mcid38"/> <text:span text:style-name="T20">teoria</text:span><text:span text:style-name="T19"> </text:span><text:span text:style-name="T20">da</text:span><text:bookmark text:name="page44R_mcid39"/><text:span text:style-name="T17"><text:line-break/></text:span><text:span text:style-name="T20">informação</text:span><text:span text:style-name="T1">,</text:span><text:bookmark text:name="page44R_mcid40"/> <text:span text:style-name="T1">o</text:span><text:bookmark text:name="page44R_mcid41"/> <text:span text:style-name="T20">processo</text:span><text:span text:style-name="T19"> </text:span><text:span text:style-name="T20">de</text:span><text:bookmark text:name="page44R_mcid42"/><text:span text:style-name="T17"> </text:span><text:span text:style-name="T20">cálculo</text:span><text:span text:style-name="T1">,</text:span><text:bookmark text:name="page44R_mcid43"/> <text:span text:style-name="T1">a</text:span><text:bookmark text:name="page44R_mcid44"/> <text:span text:style-name="T20">análise</text:span><text:bookmark text:name="page44R_mcid45"/><text:span text:style-name="T17"> </text:span><text:span text:style-name="T20">numérica</text:span><text:bookmark text:name="page44R_mcid46"/> <text:span text:style-name="T1">e</text:span><text:bookmark text:name="page44R_mcid47"/> <text:span text:style-name="T1">os</text:span><text:bookmark text:name="page44R_mcid48"/> <text:span text:style-name="T1">métodos teóricos</text:span><text:bookmark text:name="page44R_mcid49"/> <text:span text:style-name="T1">da</text:span><text:bookmark text:name="page44R_mcid50"/><text:line-break/><text:span text:style-name="T1">representação</text:span><text:bookmark text:name="page44R_mcid51"/> <text:span text:style-name="T1">dos</text:span><text:bookmark text:name="page44R_mcid52"/> <text:span text:style-name="T1">conhecimentos</text:span><text:bookmark text:name="page44R_mcid53"/> <text:span text:style-name="T1">e da</text:span><text:bookmark text:name="page44R_mcid54"/> <text:span text:style-name="T1">modelagem</text:span><text:bookmark text:name="page44R_mcid55"/> <text:span text:style-name="T1">dos</text:span><text:bookmark text:name="page44R_mcid56"/> <text:span text:style-name="T1">problemas. Mas também</text:span><text:bookmark text:name="page44R_mcid57"/><text:line-break/><text:span text:style-name="T1">pode ser entendida como ciência que estuda</text:span><text:bookmark text:name="page44R_mcid58"/> <text:span text:style-name="T1">o</text:span><text:bookmark text:name="page44R_mcid59"/> <text:span text:style-name="T1">conjunto</text:span><text:bookmark text:name="page44R_mcid60"/> <text:span text:style-name="T1">de</text:span><text:bookmark text:name="page44R_mcid61"/> <text:span text:style-name="T1">informações</text:span><text:bookmark text:name="page44R_mcid62"/> <text:span text:style-name="T1">e</text:span><text:bookmark text:name="page44R_mcid63"/><text:line-break/><text:span text:style-name="T1">conhecimentos</text:span><text:bookmark text:name="page44R_mcid64"/> <text:span text:style-name="T1">por</text:span><text:bookmark text:name="page44R_mcid65"/> <text:span text:style-name="T1">meios</text:span><text:bookmark text:name="page44R_mcid66"/> <text:span text:style-name="T1">digitais.</text:span><text:bookmark text:name="page44R_mcid67"/><text:line-break/><text:span text:style-name="T1">O</text:span><text:bookmark text:name="page44R_mcid68"/> <text:span text:style-name="T1">termo informática,</text:span><text:bookmark text:name="page44R_mcid69"/> <text:span text:style-name="T1">é</text:span><text:bookmark text:name="page44R_mcid70"/> <text:span text:style-name="T1">tratado</text:span><text:bookmark text:name="page44R_mcid71"/> <text:span text:style-name="T1">em </text:span><text:span text:style-name="T20">Portugal</text:span><text:span text:style-name="T1"> como </text:span><text:span text:style-name="T20">sinônimo</text:span><text:bookmark text:name="page44R_mcid72"/> <text:span text:style-name="T1">da</text:span><text:bookmark text:name="page44R_mcid73"/> <text:span text:style-name="T1">ciência</text:span><text:bookmark text:name="page44R_mcid74"/> <text:span text:style-name="T1">da</text:span><text:bookmark text:name="page44R_mcid75"/><text:line-break/><text:span text:style-name="T1">computação,</text:span><text:bookmark text:name="page44R_mcid76"/> <text:span text:style-name="T1">e no</text:span><text:bookmark text:name="page44R_mcid77"/> <text:span text:style-name="T20">Brasil</text:span><text:bookmark text:name="page44R_mcid78"/><text:span text:style-name="T17"> </text:span><text:span text:style-name="T1">é</text:span><text:bookmark text:name="page44R_mcid79"/> <text:span text:style-name="T1">habitualmente usado para rever especificamente</text:span><text:bookmark text:name="page44R_mcid80"/> <text:span text:style-name="T1">o</text:span><text:bookmark text:name="page44R_mcid81"/><text:line-break/><text:span text:style-name="T1">processo de</text:span><text:bookmark text:name="page44R_mcid82"/> <text:span text:style-name="T1">tratamento</text:span><text:bookmark text:name="page44R_mcid83"/> <text:span text:style-name="T1">da</text:span><text:bookmark text:name="page44R_mcid84"/> <text:span text:style-name="T1">informação por meio</text:span><text:bookmark text:name="page44R_mcid85"/> <text:span text:style-name="T1">de</text:span><text:bookmark text:name="page44R_mcid86"/><text:span text:style-name="T17"> </text:span><text:span text:style-name="T20">máquinas</text:span><text:span text:style-name="T1"> eletrônicas definidas</text:span><text:bookmark text:name="page44R_mcid87"/><text:line-break/><text:span text:style-name="T1">como </text:span><text:span text:style-name="T20">computadores</text:span><text:span text:style-name="T1">.</text:span></text:p>
      <text:p text:style-name="P3"><text:bookmark text:name="page44R_mcid11"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size="20pt" style:font-size-asian="20pt" style:font-size-complex="2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57:10.456439830</meta:creation-date>
    <dc:date>2023-04-19T11:10:16.181516674</dc:date>
    <meta:editing-duration>PT13M8S</meta:editing-duration>
    <meta:editing-cycles>1</meta:editing-cycles>
    <meta:document-statistic meta:table-count="0" meta:image-count="0" meta:object-count="0" meta:page-count="1" meta:paragraph-count="2" meta:word-count="114" meta:character-count="837" meta:non-whitespace-character-count="670"/>
    <meta:generator>LibreOffice/7.4.5.1$Linux_X86_64 LibreOffice_project/40$Build-1</meta:generator>
  </office:meta>
</office:document-meta>
</file>